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Standard">
      <style:text-properties fo:font-size="13pt" officeooo:rsid="000d2570" officeooo:paragraph-rsid="000d2570" style:font-size-asian="13pt" style:font-size-complex="13pt"/>
    </style:style>
    <style:style style:name="P2" style:family="paragraph" style:parent-style-name="Standard">
      <style:text-properties fo:font-size="13pt" officeooo:rsid="000d4ef7" officeooo:paragraph-rsid="000d4ef7" style:font-size-asian="13pt" style:font-size-complex="13pt"/>
    </style:style>
    <style:style style:name="P3" style:family="paragraph" style:parent-style-name="Standard">
      <style:text-properties fo:font-size="13pt" officeooo:rsid="000e7592" officeooo:paragraph-rsid="000e7592" style:font-size-asian="13pt" style:font-size-complex="13pt"/>
    </style:style>
    <style:style style:name="T1" style:family="text">
      <style:text-properties officeooo:rsid="000d4ef7"/>
    </style:style>
    <style:style style:name="T2" style:family="text">
      <style:text-properties officeooo:rsid="000e75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tłomiej Mamica <text:s/>3TR2 Lalka Bolesława Prusa pytania CKE</text:p>
      <text:p text:style-name="P1"/>
      <text:p text:style-name="P1">31. Jakie cechy charakteru ułatwiają człowiekowi osiągnięcie celu. Omów na podstawie Lalki Prusa.</text:p>
      <text:p text:style-name="P1"/>
      <text:p text:style-name="P1">Na podstawie postaci Stanisława Wokulskiego <text:span text:style-name="T1">i</text:span> <text:span text:style-name="T1">Gaista</text:span> możemy powiedzieć, że do osiągnięcia celu potrzebne jest połączenie kilku cech. Wokulski poprzez swoją determinację, motywację, ciągłe dążenie do celu, strategię pracy oraz swoją nieustąpliwość, osiągnął swój długo oczekiwany cel. </text:p>
      <text:p text:style-name="P1"/>
      <text:p text:style-name="P1">Poprzez swoją determinację oraz strategię odwazył się wyruszyć na niebezpieczne tereny wojenne żeby pomnożyć swój majątek <text:s/>który wcześniej odziedziczył po zmarłej żonie. Pomnożył majątek dziesięciokrotnie co pozwoliło mu wejść na salony, przez co mógł dostać się do warstyw arystokracji. <text:span text:style-name="T1">Umożliwiło mu to zapoczątkować ubieganie się o miłość Izabeli Łędzkiej, która wcześniej go odrzuciła, ponieważ nie miał pieniędzy ani nie był w jej warstwie społecznej. Po wielu, strategicznie rozegranych, akcjach, udało mu się przybliżyć do Łędzkiej, poczym oświadczyć się jej. Nie udało by mu się to gdyby nie miał strategii oraz determinacji żeby osiągnąć ten cel. </text:span></text:p>
      <text:p text:style-name="P1"/>
      <text:p text:style-name="P2">Kolejnym przykładem może być Gaist, który nieustannie dążył do swaich celów naukowych. Pomogła mu w tym jego determinacja oraz nieustąpliwość, jedynym problemem jaki napotkiwał na swojej drodze był brak środków finansowych na przeprowadzanie doświadczeń czy tworzenie nowych wynalazków naukowych. <text:span text:style-name="T2">Udało mu się dotrzeć do niektórych celów, ale przez problemy z którymi nie mógł sobie poradzić nie wszystkie. </text:span></text:p>
      <text:p text:style-name="P2"/>
      <text:p text:style-name="P3">Podsumowując, w dążeniu do celu człowieka są cechy charakteru bardzo ważne. Można się spierać które mniej ważne które bardziej ważne ale najważniejszymi są determinacja, strategia pracy oraz nieustąpliwość. Z tymi cechami człowiek może osiągnąć wiele więcej niż mu się wydaje, i przedewszystkim wiele więcej niż społeczeństwo w którym żyje uważa że moż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09:50:19.322613459</meta:creation-date>
    <dc:date>2025-01-31T10:18:56.579244578</dc:date>
    <meta:editing-duration>PT6M29S</meta:editing-duration>
    <meta:editing-cycles>1</meta:editing-cycles>
    <meta:document-statistic meta:table-count="0" meta:image-count="0" meta:object-count="0" meta:page-count="1" meta:paragraph-count="6" meta:word-count="262" meta:character-count="1856" meta:non-whitespace-character-count="1594"/>
    <meta:generator>LibreOffice/24.8.2.1$Linux_X86_64 LibreOffice_project/480$Build-1</meta:generator>
  </office:meta>
</office:document-meta>
</file>